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6" style:family="paragraph" style:parent-style-name="Standard">
      <style:text-properties style:font-name="Times New Roman" style:text-underline-style="none" fo:font-weight="normal" officeooo:rsid="0006f166" officeooo:paragraph-rsid="000c4b69" style:font-weight-asian="normal" style:font-weight-complex="normal"/>
    </style:style>
    <style:style style:name="P7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c4b69" style:font-weight-asian="bold" style:font-weight-complex="bold"/>
    </style:style>
    <style:style style:name="T1" style:family="text">
      <style:text-properties officeooo:rsid="000c4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import java.util.*;</text:p>
      <text:p text:style-name="P2">class exception{</text:p>
      <text:p text:style-name="P2"><text:s text:c="4"/>public static void main (String args[]){</text:p>
      <text:p text:style-name="P2"><text:s text:c="8"/>Scanner sc=new Scanner (System.in);</text:p>
      <text:p text:style-name="P2"><text:s text:c="8"/>try{</text:p>
      <text:p text:style-name="P2"><text:s text:c="12"/>System.out.print("Enter a number : ");</text:p>
      <text:p text:style-name="P2"><text:s text:c="12"/>int a =sc.nextInt();</text:p>
      <text:p text:style-name="P2"><text:s text:c="12"/>System.out.print("Enter another number : ");</text:p>
      <text:p text:style-name="P2"><text:s text:c="12"/>int b=sc.nextInt();</text:p>
      <text:p text:style-name="P2"><text:s text:c="12"/>System.out.println("a/b = "+a/b);</text:p>
      <text:p text:style-name="P2"><text:s text:c="8"/>}</text:p>
      <text:p text:style-name="P2"><text:s text:c="8"/>catch(ArithmeticException e ){</text:p>
      <text:p text:style-name="P2"><text:s text:c="12"/>System.out.println("Error !!!");</text:p>
      <text:p text:style-name="P2"><text:s text:c="8"/>}</text:p>
      <text:p text:style-name="P2"><text:s text:c="8"/>finally{</text:p>
      <text:p text:style-name="P2"><text:s text:c="12"/>System.out.println("End of program");</text:p>
      <text:p text:style-name="P2"><text:s text:c="8"/>}</text:p>
      <text:p text:style-name="P2"><text:s text:c="4"/>}</text:p>
      <text:p text:style-name="P2">}</text:p>
      <text:p text:style-name="P2"/>
      <text:p text:style-name="P1">OUTPUT <text:span text:style-name="T1">1</text:span>:</text:p>
      <text:p text:style-name="P1"/>
      <text:p text:style-name="P3">Enter a number : 4</text:p>
      <text:p text:style-name="P3">Enter another number : 0</text:p>
      <text:p text:style-name="P3">Error !!!</text:p>
      <text:p text:style-name="P3">End of program</text:p>
      <text:p text:style-name="P3"/>
      <text:p text:style-name="P7">OUTPUT <text:span text:style-name="T1">2</text:span>:</text:p>
      <text:p text:style-name="P7"/>
      <text:p text:style-name="P6">Enter a number : 4</text:p>
      <text:p text:style-name="P6">Enter another number : 2</text:p>
      <text:p text:style-name="P6">a/b = 2</text:p>
      <text:p text:style-name="P6">End of progra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22T07:17:37.146000000</dc:date>
    <meta:editing-duration>PT22M23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0" meta:word-count="83" meta:character-count="682" meta:non-whitespace-character-count="481"/>
  </office:meta>
</office:document-meta>
</file>